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fo:color="#ff0000" fo:font-style="italic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00.00%" fo:text-align="left" fo:margin-right="0.1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>EXO 28</text:span></text:p>
      <text:p text:style-name="P1"><text:span text:style-name="T2">Ecrire une procédure qui affiche la table de multiplication d'un entier positif n reçu en paramètre.</text:span></text:p>
      <text:p text:style-name="P1"><text:span text:style-name="T2">Ecrivez ensuite le programme principal qui appelle cette procédure.</text:span></text:p>
      <text:p text:style-name="P1"><text:span text:style-name="T2">Ecrire enfin le tout en Java.</text:span></text:p>
      <text:p text:style-name="P1"><text:span text:style-name="T2">Exemple de sortie sur la console avec n = 7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2"><text:span text:style-name="T4"><text:s/>VARIABLES<text:line-break/><text:tab/>ENTIER<text:s/></text:span><text:span text:style-name="T5">n<text:line-break/><text:tab/></text:span><text:span text:style-name="T6">DEBUT</text:span><text:span text:style-name="T7"><text:tab/><text:tab/></text:span></text:p>
      <text:p text:style-name="P3"><text:span text:style-name="T7"><text:tab/><text:s text:c="10"/></text:span><text:span text:style-name="T8">ECRIRE<text:s/></text:span><text:span text:style-name="T9">(" Ecriver un nombre n:<text:s text:c="2"/>");<text:s text:c="6"/></text:span></text:p>
      <text:p text:style-name="P3"><text:span text:style-name="T9"><text:tab/><text:s text:c="10"/></text:span><text:span text:style-name="T10">LIRE<text:s/></text:span><text:span text:style-name="T11">(n)<text:line-break/><text:tab/><text:s text:c="10"/></text:span><text:span text:style-name="T12">TableMultiplication(n);</text:span><text:span text:style-name="T13"><text:tab/></text:span></text:p>
      <text:p text:style-name="P4"><text:span text:style-name="T13"><text:tab/></text:span><text:span text:style-name="T14">FIN </text:span></text:p>
      <text:p text:style-name="P4"><text:span text:style-name="T15"/></text:p>
      <text:p text:style-name="P5"><text:span text:style-name="T16">PROCEDURE<text:s text:c="2"/></text:span><text:span text:style-name="T17">TableMultiplication(ENTIER : x) <text:line-break/><text:line-break/></text:span><text:span text:style-name="T18">VARIABLES<text:line-break/><text:tab/>ENTIER<text:s/></text:span><text:span text:style-name="T19">x, somme<text:line-break/><text:tab/></text:span></text:p>
      <text:p text:style-name="P6"><text:span text:style-name="T20">DEBUT<text:line-break/></text:span><text:span text:style-name="T21"><text:tab/></text:span><text:span text:style-name="T22">POUR<text:s/></text:span><text:span text:style-name="T23">i allant de 1 à 10<text:s/></text:span><text:span text:style-name="T24">FAIRE</text:span><text:span text:style-name="T25"/></text:p>
      <text:p text:style-name="P6"><text:span text:style-name="T25"><text:tab/><text:tab/>somme = 0<text:line-break/><text:tab/><text:tab/></text:span><text:span text:style-name="T26">ECRIRE<text:s text:c="2"/></text:span><text:span text:style-name="T27">i++*x = somme<text:s text:c="2"/></text:span><text:span text:style-name="T28">// pas bon car ne donne pas le mode de calcul<text:line-break/><text:tab/><text:tab/></text:span><text:span text:style-name="T29">Correction:<text:line-break/><text:tab/><text:tab/>ECRIRE (i + "* " + n + "="+i*n)</text:span><text:span text:style-name="T30"><text:line-break/></text:span><text:span text:style-name="T31"><text:line-break/><text:tab/></text:span><text:span text:style-name="T32">FIN_POUR</text:span><text:span text:style-name="T33"><text:line-break/><text:tab/><text:tab/></text:span><text:span text:style-name="T34"><text:line-break/>FIN</text:span></text:p>
      <text:p text:style-name="P6"><text:span text:style-name="T3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